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Verdana" fo:font-weight="bold" officeooo:rsid="001fc69f" officeooo:paragraph-rsid="001fc69f" style:font-weight-asian="bold" style:font-weight-complex="bold"/>
    </style:style>
    <style:style style:name="P2" style:family="paragraph" style:parent-style-name="Standard">
      <style:text-properties style:font-name="Verdana" officeooo:paragraph-rsid="001fc69f"/>
    </style:style>
    <style:style style:name="P3" style:family="paragraph" style:parent-style-name="Standard">
      <style:text-properties style:font-name="Verdana" fo:language="en" fo:country="US" officeooo:rsid="001fc69f" officeooo:paragraph-rsid="001fc69f"/>
    </style:style>
    <style:style style:name="P4" style:family="paragraph" style:parent-style-name="Standard">
      <style:text-properties style:font-name="Verdana" fo:language="en" fo:country="US" officeooo:rsid="00206439" officeooo:paragraph-rsid="00206439"/>
    </style:style>
    <style:style style:name="P5" style:family="paragraph" style:parent-style-name="Standard">
      <style:text-properties style:font-name="Verdana" fo:language="en" fo:country="US" fo:font-weight="bold" officeooo:rsid="00206439" officeooo:paragraph-rsid="00206439" style:font-weight-asian="bold" style:font-weight-complex="bold"/>
    </style:style>
    <style:style style:name="P6" style:family="paragraph" style:parent-style-name="Standard">
      <style:text-properties style:font-name="Verdana" fo:language="en" fo:country="US" fo:font-weight="bold" officeooo:rsid="0022245c" officeooo:paragraph-rsid="0022245c" style:font-weight-asian="bold" style:font-weight-complex="bold"/>
    </style:style>
    <style:style style:name="P7" style:family="paragraph" style:parent-style-name="Standard">
      <style:text-properties style:font-name="Verdana" fo:language="en" fo:country="US" fo:font-weight="normal" officeooo:rsid="0022245c" officeooo:paragraph-rsid="0022245c" style:font-weight-asian="normal" style:font-weight-complex="normal"/>
    </style:style>
    <style:style style:name="P8" style:family="paragraph" style:parent-style-name="Standard">
      <style:text-properties style:font-name="Verdana" officeooo:paragraph-rsid="0020643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fc69f"/>
    </style:style>
    <style:style style:name="T3" style:family="text">
      <style:text-properties fo:language="en" fo:country="US" officeooo:rsid="00206439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2064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№</text:span><text:span text:style-name="T1">18</text:span></text:p>
      <text:p text:style-name="P2"><text:span text:style-name="T2">1) </text:span>Зависимость от импорта газа и топлива.</text:p>
      <text:p text:style-name="P3">2) <text:span text:style-name="T4">Различные взгляды</text:span></text:p>
      <text:p text:style-name="P4"><text:span text:style-name="T4">3) Настойчивый звонок телефона</text:span></text:p>
      <text:p text:style-name="P4"><text:span text:style-name="T4">4) Настойчивая попытка</text:span></text:p>
      <text:p text:style-name="P4"><text:span text:style-name="T4">5) Значительный вклад в проект</text:span></text:p>
      <text:p text:style-name="P4"><text:span text:style-name="T4">6) Доминирующая прослойка общества</text:span></text:p>
      <text:p text:style-name="P4"><text:span text:style-name="T4">7) Географически удаленные зоны мира</text:span></text:p>
      <text:p text:style-name="P4"><text:span text:style-name="T4">8) Вакантное место</text:span></text:p>
      <text:p text:style-name="P4"><text:span text:style-name="T4">9) Высококонкурентноспособные цены</text:span></text:p>
      <text:p text:style-name="P4"><text:span text:style-name="T4">10) Высокопродуктивный производственный метод</text:span></text:p>
      <text:p text:style-name="P4"><text:span text:style-name="T4">11) Креативная личность</text:span></text:p>
      <text:p text:style-name="P4"><text:span text:style-name="T4">12) Привлекательное предложение</text:span></text:p>
      <text:p text:style-name="P4"><text:span text:style-name="T4">13) Защитная одежда</text:span></text:p>
      <text:p text:style-name="P4"><text:span text:style-name="T4"/></text:p>
      <text:p text:style-name="P5"><text:span text:style-name="T4">№19</text:span></text:p>
      <text:p text:style-name="P4"><text:span text:style-name="T4">1) is the process of writing code that tells the computer how to perform a task.</text:span></text:p>
      <text:p text:style-name="P4"><text:span text:style-name="T4">2) Problem definition, Problem analysis, Algorithm design and representation, Coding and debugging</text:span></text:p>
      <text:p text:style-name="P4"><text:span text:style-name="T4">3) It is important to correctly identify the problem so as not to rewrite the code</text:span></text:p>
      <text:p text:style-name="P8"><text:span text:style-name="T5">4) </text:span><text:span text:style-name="T4">Before a program can be designed to solve a particular problem, the problem must be well and clearly defined first in terms of it’s input and output requirements. </text:span></text:p>
      <text:p text:style-name="P4"><text:span text:style-name="T4">5) The flowchart is used to visualize the logic of the program</text:span></text:p>
      <text:p text:style-name="P4"><text:span text:style-name="T4">6) They state the concept in English or mathematical notation.</text:span></text:p>
      <text:p text:style-name="P8"><text:span text:style-name="T5">7) </text:span><text:span text:style-name="T4">Flowcharts typically do not display programming language commands. </text:span></text:p>
      <text:p text:style-name="P4"><text:span text:style-name="T4">8) Process , Input\Output, Flowline, Annotation, Decision, Terminal, Connector, Predefined process</text:span></text:p>
      <text:p text:style-name="P4"><text:span text:style-name="T4">9) Crossing between human and programming language.</text:span></text:p>
      <text:p text:style-name="P4"><text:span text:style-name="T4">10) By using the algorithms as basis.</text:span></text:p>
      <text:p text:style-name="P4"><text:span text:style-name="T4">11) The process of adding fixes to the program in case of error.</text:span></text:p>
      <text:p text:style-name="P4"><text:span text:style-name="T4">12) Compile-time error and run-time error</text:span></text:p>
      <text:p text:style-name="P4"><text:span text:style-name="T4">13) Compile-time error – The compiler will detect the error and the program will not even compile; Runtime error – logical errors that cannot be detected by compiler.</text:span></text:p>
      <text:p text:style-name="P4"><text:span text:style-name="T4">14) Detecting compile rerrors.</text:span></text:p>
      <text:p text:style-name="P4"><text:span text:style-name="T4"/></text:p>
      <text:p text:style-name="P6"><text:span text:style-name="T4">№25</text:span></text:p>
      <text:p text:style-name="P7"><text:span text:style-name="T4">Computer programming is the process of writing an algorithm, which is a set of instructions that can transform input into output in a finite amount of time.<text:line-break/>Before writing code, you need to analyze the problem. Before a program can be designed to solve specific problems<text:line-break/>the problem should be well and clearly defined in terms of its inputs and outputs first.<text:line-break/>requirements. A flowchart is a design tool, a representation for graphical representation of the logic of a solution.<text:line-break/>The programmer must also determine under what input data the program does not work correctly and find ways to solve these problems. This process is called debugging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1-10T11:57:21.244000000</dc:date>
    <meta:editing-duration>PT9M11S</meta:editing-duration>
    <meta:editing-cycles>1</meta:editing-cycles>
    <meta:document-statistic meta:table-count="0" meta:image-count="0" meta:object-count="0" meta:page-count="1" meta:paragraph-count="31" meta:word-count="338" meta:character-count="2142" meta:non-whitespace-character-count="1831"/>
  </office:meta>
</office:document-meta>
</file>